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0256" calcext:value-type="float">
            <text:p>28.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2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224" calcext:value-type="float">
            <text:p>26.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51176" calcext:value-type="float">
            <text:p>25.5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22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7168" calcext:value-type="float">
            <text:p>24.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59736" calcext:value-type="float">
            <text:p>24.5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072" calcext:value-type="float">
            <text:p>24.8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3304" calcext:value-type="float">
            <text:p>28.1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1008" calcext:value-type="float">
            <text:p>27.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13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12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1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1656" calcext:value-type="float">
            <text:p>25.8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0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6416" calcext:value-type="float">
            <text:p>25.6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797</text:p>
          </table:table-cell>
          <table:table-cell office:value-type="string" calcext:value-type="string">
            <text:p>NHP-SH-011</text:p>
          </table:table-cell>
          <table:table-cell office:value-type="string" calcext:value-type="string">
            <text:p>200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